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70d21" officeooo:paragraph-rsid="000259fd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152abb" officeooo:paragraph-rsid="000259fd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bold" officeooo:rsid="00152abb" officeooo:paragraph-rsid="000259f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f749"/>
    </style:style>
    <style:style style:name="T2" style:family="text">
      <style:text-properties officeooo:rsid="00170d2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 office:name="__Annotation__1030_886174932"><dc:creator>Autor desconocido</dc:creator><dc:date>2018-06-07T06:22:02.012000000</dc:date><text:p text:style-name="P4"><text:span text:style-name="T3">Elementuak identifkatu dituzu baina funtzionamendu falta da</text:span></text:p></office:annotation>Ariketa 4:<office:annotation-end office:name="__Annotation__1030_886174932"/></text:p>
      <text:p text:style-name="P3"/>
      <text:p text:style-name="P2">Ariketa 4a): Ariketa honetan ikusten duguna da, <text:s/><text:span text:style-name="T2">T biestablea, biestable hau ezagunenetakoa da eta irteera bat dugu kasu honetan LED1.</text:span></text:p>
      <text:p text:style-name="P2"/>
      <text:p text:style-name="P2"/>
      <text:p text:style-name="P1">Ariketa 4b): <text:span text:style-name="T1">Ariketa honetan D biestablea ikusten dugu, bertan hiru salida aurkitzen dira, kasu honetan 3 LED. </text:span></text:p>
      <text:p text:style-name="P1"/>
      <text:p text:style-name="P1"/>
      <text:p text:style-name="P1">Ariketa 4c): <text:span text:style-name="T1">3 irteera ikusten ditugu, led bat eta zumbadore bat kasu honetan eta bombeoa egiten dug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5:28.401000000</meta:creation-date>
    <dc:date>2018-06-07T06:22:21.212000000</dc:date>
    <meta:editing-duration>PT9M14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4" meta:word-count="56" meta:character-count="357" meta:non-whitespace-character-count="303"/>
  </office:meta>
</office:document-meta>
</file>